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811in"/>
    </style:style>
    <style:style style:name="co4" style:family="table-column">
      <style:table-column-properties fo:break-before="auto" style:column-width="1.723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7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5846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6.8508in"/>
    </style:style>
    <style:style style:name="co11" style:family="table-column">
      <style:table-column-properties fo:break-before="auto" style:column-width="4.2091in"/>
    </style:style>
    <style:style style:name="co12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2.1484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-&quot;" style:apply-style-name="Untitled1" style:base-cell-address="'Open field'.C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  <style:map style:condition="cell-content()=&quot;-&quot;" style:apply-style-name="Untitled1" style:base-cell-address="'Open field'.C1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  <style:map style:condition="cell-content()=&quot;-&quot;" style:apply-style-name="Untitled1" style:base-cell-address="'Open field'.C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 style:data-style-name="N99"/>
    <style:style style:name="ce11" style:family="table-cell" style:parent-style-name="Default" style:data-style-name="N43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ra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MID</text:p>
          </table:table-cell>
          <table:table-cell table:number-columns-repeated="4"/>
          <table:table-cell office:value-type="string" calcext:value-type="string">
            <text:p>GENERAL.PMID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GENERAL.COMMENT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UTHOR</text:p>
          </table:table-cell>
          <table:table-cell table:number-columns-repeated="4"/>
          <table:table-cell office:value-type="string" calcext:value-type="string">
            <text:p>GENERAL.AUTHOR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office:value-type="string" calcext:value-type="string">
            <text:p>GENERAL.DATE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ARENA.ZONE.NAME.SIZE.WIDTH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ARENA.ZONE.NAME.SIZE.LENGTH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ARENA.ZONE.NAME.SIZE.HEIGHT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NA.ZONE.NAME.SIZE.AREA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ARENA.ZONE.NAME.SIZE.VOLUME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ARENA.ZONE.NAME.SIZE.DIAMETER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ARENA.ZONE.NAME.SHAPE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ARENA.ZONE.NAME.COLOR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RENA.ZONE.NAME.MATERIAL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GHT_FROM_FLOOR</text:p>
          </table:table-cell>
          <table:table-cell table:number-columns-repeated="2"/>
          <table:table-cell office:value-type="string" calcext:value-type="string">
            <text:p>ARENA.ZONE.NAME.HEIGHT_FROM_FLOOR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EANED_WITH</text:p>
          </table:table-cell>
          <table:table-cell table:number-columns-repeated="2"/>
          <table:table-cell office:value-type="string" calcext:value-type="string">
            <text:p>ARENA.ZONE.NAME.CLEANED_WITH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PACITY</text:p>
          </table:table-cell>
          <table:table-cell table:number-columns-repeated="2"/>
          <table:table-cell office:value-type="string" calcext:value-type="string">
            <text:p>ARENA.ZONE.WATER.OPACITY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ARENA.ZONE.WATER.TEMPERATURE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ARENA.ZONE.WATER.COLOR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XPOSURE_TIME</text:p>
          </table:table-cell>
          <table:table-cell table:number-columns-repeated="2"/>
          <table:table-cell office:value-type="string" calcext:value-type="string">
            <text:p>ARENA.ZONE.WATER.EXPOSURE_TIME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ARENA.ZONE.BEDDING.COLOR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RENA.ZONE.BEDDING.MATERIAL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ARENA.ZONE.DISTANCE_FROM.STIMULUS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ARENA.ZONE.DISTANCE_FROM.ARENA.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ABOVE_WATER_HEIGHT</text:p>
          </table:table-cell>
          <table:table-cell/>
          <table:table-cell table:style-name="ce1"/>
          <table:table-cell/>
          <table:table-cell office:value-type="string" calcext:value-type="string">
            <text:p>ARENA.ZONE.ABOVE_WATER_HEIGHT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NOISE</text:p>
          </table:table-cell>
          <table:table-cell table:number-columns-repeated="4"/>
          <table:table-cell office:value-type="string" calcext:value-type="string">
            <text:p>ROOM.NOISE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table:number-columns-repeated="3"/>
          <table:table-cell office:value-type="string" calcext:value-type="string">
            <text:p>ROOM.SIZE.LENGTH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office:value-type="string" calcext:value-type="string">
            <text:p>ROOM.SIZE.WIDTH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ROOM.SIZE.HEIGHT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REA</text:p>
          </table:table-cell>
          <table:table-cell table:number-columns-repeated="3"/>
          <table:table-cell office:value-type="string" calcext:value-type="string">
            <text:p>ROOM.SIZE.AREA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OLUME</text:p>
          </table:table-cell>
          <table:table-cell table:number-columns-repeated="3"/>
          <table:table-cell office:value-type="string" calcext:value-type="string">
            <text:p>ROOM.SIZE.VOLUME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ROOM.SHAPE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TEMPERATURE</text:p>
          </table:table-cell>
          <table:table-cell table:number-columns-repeated="4"/>
          <table:table-cell office:value-type="string" calcext:value-type="string">
            <text:p>ROOM.TEMPERATURE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string" calcext:value-type="string">
            <text:p>ILLUMINATION.VISIBLE.FROM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LUX</text:p>
          </table:table-cell>
          <table:table-cell table:number-columns-repeated="3"/>
          <table:table-cell office:value-type="string" calcext:value-type="string">
            <text:p>ILLUMINATION.VISIBLE.LUX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MEASURED_FROM</text:p>
          </table:table-cell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ILLUMINATION.VISIBLE.MEASURED_FROM.ARENA.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MEASURED_FROM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ILLUMINATION.VISIBLE.MEASURED_FROM.ROOM.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COLOR</text:p>
          </table:table-cell>
          <table:table-cell table:number-columns-repeated="3"/>
          <table:table-cell office:value-type="string" calcext:value-type="string">
            <text:p>ILLUMINATION.VISIBLE.COLOR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ILLUMINATION.VISIBLE.DISTANCE_FROM.ARENA.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WAVELENGTH</text:p>
          </table:table-cell>
          <table:table-cell table:number-columns-repeated="3"/>
          <table:table-cell office:value-type="string" calcext:value-type="string">
            <text:p>ILLUMINATION.VISIBLE.WAVELENGTH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string" calcext:value-type="string">
            <text:p>ILLUMINATION.VISIBLE.FROM</text:p>
          </table:table-cell>
        </table:table-row>
        <table:table-row table:style-name="ro1">
          <table:table-cell office:value-type="string" calcext:value-type="string">
            <text:p>ILLUMINATIO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ILLUMINATION.VISIBLE.DISTANCE_FROM.ARENA.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INGLE_CAGE</text:p>
          </table:table-cell>
          <table:table-cell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SUBJECT.SINGLE_CAGE.DURATION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AGE</text:p>
          </table:table-cell>
          <table:table-cell table:number-columns-repeated="4"/>
          <table:table-cell office:value-type="string" calcext:value-type="string">
            <text:p>SUBJECT.AGE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EX</text:p>
          </table:table-cell>
          <table:table-cell table:number-columns-repeated="4"/>
          <table:table-cell office:value-type="string" calcext:value-type="string">
            <text:p>SUBJECT.SEX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TARTING_FROM</text:p>
          </table:table-cell>
          <table:table-cell table:number-columns-repeated="4"/>
          <table:table-cell office:value-type="string" calcext:value-type="string">
            <text:p>SUBJECT.STARTING_FROM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OLOR</text:p>
          </table:table-cell>
          <table:table-cell table:number-columns-repeated="3"/>
          <table:table-cell office:value-type="string" calcext:value-type="string">
            <text:p>SUBJECT.FUR.COLO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???WTF</text:p>
          </table:table-cell>
          <table:table-cell table:number-columns-repeated="2"/>
          <table:table-cell office:value-type="string" calcext:value-type="string">
            <text:p>SUBJECT.ON.ARENA.???WTF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PROTOCOL.SESSION.NAME.DURATION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ROTOCOL.SESSION.NAME.TOTAL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_DAY</text:p>
          </table:table-cell>
          <table:table-cell table:number-columns-repeated="2"/>
          <table:table-cell office:value-type="string" calcext:value-type="string">
            <text:p>PROTOCOL.SESSION.NAME.PER_DAY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_DURATION</text:p>
          </table:table-cell>
          <table:table-cell table:number-columns-repeated="2"/>
          <table:table-cell office:value-type="string" calcext:value-type="string">
            <text:p>PROTOCOL.SESSION.NAME.MAX_DURATION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LAY</text:p>
          </table:table-cell>
          <table:table-cell table:number-columns-repeated="2"/>
          <table:table-cell office:value-type="string" calcext:value-type="string">
            <text:p>PROTOCOL.BLOCK.NAME.DELAY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_DAY</text:p>
          </table:table-cell>
          <table:table-cell table:number-columns-repeated="2"/>
          <table:table-cell office:value-type="string" calcext:value-type="string">
            <text:p>PROTOCOL.BLOCK.NAME.PER_DAY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MAXIMUM</text:p>
          </table:table-cell>
          <table:table-cell/>
          <table:table-cell office:value-type="string" calcext:value-type="string">
            <text:p>PROTOCOL.TRIAL.NAME.DURATION.MAXIMUM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MINIMUM</text:p>
          </table:table-cell>
          <table:table-cell/>
          <table:table-cell office:value-type="string" calcext:value-type="string">
            <text:p>PROTOCOL.TRIAL.NAME.DURATION.MINIMUM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PROTOCOL.TRIAL.NAME.DURATION.REGULAR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ROTOCOL.TRIAL.NAME.TOTAL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_DAY</text:p>
          </table:table-cell>
          <table:table-cell table:number-columns-repeated="2"/>
          <table:table-cell office:value-type="string" calcext:value-type="string">
            <text:p>PROTOCOL.TRIAL.NAME.PER_DAY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_SESSION</text:p>
          </table:table-cell>
          <table:table-cell table:number-columns-repeated="2"/>
          <table:table-cell office:value-type="string" calcext:value-type="string">
            <text:p>PROTOCOL.TRIAL.NAME.PER_SESSION.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INTER_TRIAL</text:p>
          </table:table-cell>
          <table:table-cell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PROTOCOL.INTER_TRIAL.DELAY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INTER_SESSION</text:p>
          </table:table-cell>
          <table:table-cell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PROTOCOL.INTER_SESSION.DELAY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EXPOSURE_TIME</text:p>
          </table:table-cell>
          <table:table-cell office:value-type="string" calcext:value-type="string">
            <text:p>ARENA</text:p>
          </table:table-cell>
          <table:table-cell table:number-columns-repeated="3"/>
          <table:table-cell office:value-type="string" calcext:value-type="string">
            <text:p>PROTOCOL.EXPOSURE_TIME.ARENA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EXPOSURE_TIME</text:p>
          </table:table-cell>
          <table:table-cell office:value-type="string" calcext:value-type="string">
            <text:p>ROOM</text:p>
          </table:table-cell>
          <table:table-cell table:number-columns-repeated="3"/>
          <table:table-cell office:value-type="string" calcext:value-type="string">
            <text:p>PROTOCOL.EXPOSURE_TIME.ROOM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EXPOSURE_TIME</text:p>
          </table:table-cell>
          <table:table-cell office:value-type="string" calcext:value-type="string">
            <text:p>STIMULUS</text:p>
          </table:table-cell>
          <table:table-cell table:number-columns-repeated="3"/>
          <table:table-cell office:value-type="string" calcext:value-type="string">
            <text:p>PROTOCOL.EXPOSURE_TIME.STIMULUS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STIMULUS.MODALITY.VISUAL.SIZE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SPATIAL_FREQUENCY</text:p>
          </table:table-cell>
          <table:table-cell table:number-columns-repeated="2"/>
          <table:table-cell office:value-type="string" calcext:value-type="string">
            <text:p>STIMULUS.MODALITY.VISUAL.SPATIAL_FREQUENCY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office:value-type="string" calcext:value-type="string">
            <text:p>STIMULUS.MODALITY.VISUAL.COLOR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AUDITORY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STIMULUS.MODALITY.AUDITORY.INTENSITY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AUDITORY</text:p>
          </table:table-cell>
          <table:table-cell office:value-type="string" calcext:value-type="string">
            <text:p>FREQUENCY</text:p>
          </table:table-cell>
          <table:table-cell table:number-columns-repeated="2"/>
          <table:table-cell office:value-type="string" calcext:value-type="string">
            <text:p>STIMULUS.MODALITY.AUDITORY.FREQUENCY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AUDITORY</text:p>
          </table:table-cell>
          <table:table-cell office:value-type="string" calcext:value-type="string">
            <text:p>AMPLITUDE</text:p>
          </table:table-cell>
          <table:table-cell table:number-columns-repeated="2"/>
          <table:table-cell office:value-type="string" calcext:value-type="string">
            <text:p>STIMULUS.MODALITY.AUDITORY.AMPLITUDE.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DURATION</text:p>
          </table:table-cell>
          <table:table-cell table:number-columns-repeated="4"/>
          <table:table-cell office:value-type="string" calcext:value-type="string">
            <text:p>STIMULUS.DURATION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ONSET</text:p>
          </table:table-cell>
          <table:table-cell table:number-columns-repeated="4"/>
          <table:table-cell office:value-type="string" calcext:value-type="string">
            <text:p>STIMULUS.ONSET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ARENA</text:p>
          </table:table-cell>
          <table:table-cell table:number-columns-repeated="3"/>
          <table:table-cell office:value-type="string" calcext:value-type="string">
            <text:p>STIMULUS.DISTANCE_FROM.ARENA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DISTANCE_FROM</text:p>
          </table:table-cell>
          <table:table-cell office:value-type="string" calcext:value-type="string">
            <text:p>SUBJECT</text:p>
          </table:table-cell>
          <table:table-cell table:number-columns-repeated="3"/>
          <table:table-cell office:value-type="string" calcext:value-type="string">
            <text:p>STIMULUS.DISTANCE_FROM.SUBJECT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_TRIAL</text:p>
          </table:table-cell>
          <table:table-cell table:number-columns-repeated="3"/>
          <table:table-cell office:value-type="string" calcext:value-type="string">
            <text:p>STIMULUS.COUNT.PER_TRIAL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_SESSION</text:p>
          </table:table-cell>
          <table:table-cell table:number-columns-repeated="3"/>
          <table:table-cell office:value-type="string" calcext:value-type="string">
            <text:p>STIMULUS.COUNT.PER_SESSION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STIMULUS.COUNT.TOTAL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FPS</text:p>
          </table:table-cell>
          <table:table-cell table:number-columns-repeated="4"/>
          <table:table-cell office:value-type="string" calcext:value-type="string">
            <text:p>VIDEO.FPS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PIXELS_CM</text:p>
          </table:table-cell>
          <table:table-cell table:number-columns-repeated="4"/>
          <table:table-cell office:value-type="string" calcext:value-type="string">
            <text:p>VIDEO.PIXELS_CM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POV</text:p>
          </table:table-cell>
          <table:table-cell table:number-columns-repeated="4"/>
          <table:table-cell office:value-type="string" calcext:value-type="string">
            <text:p>VIDEO.POV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ISTANCE_FROM_SUBJECT</text:p>
          </table:table-cell>
          <table:table-cell table:number-columns-repeated="4"/>
          <table:table-cell office:value-type="string" calcext:value-type="string">
            <text:p>VIDEO.DISTANCE_FROM_SUBJECT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office:value-type="string" calcext:value-type="string">
            <text:p>VIDEO.SIZE.WIDTH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VIDEO.SIZE.HEIGHT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R_FILTER_ON</text:p>
          </table:table-cell>
          <table:table-cell table:number-columns-repeated="4"/>
          <table:table-cell office:value-type="string" calcext:value-type="string">
            <text:p>VIDEO.IR_FILTER_ON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TRACKING</text:p>
          </table:table-cell>
          <table:table-cell table:number-columns-repeated="4"/>
          <table:table-cell office:value-type="string" calcext:value-type="string">
            <text:p>VIDEO.TRACKING</text:p>
          </table:table-cell>
        </table:table-row>
      </table:table>
      <table:table table:name="polished" table:style-name="ta1" table:print="false"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row table:style-name="ro3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<text:span text:style-name="T1">GENERAL.</text:span>PM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pubmed identifier</text:p>
          </table:table-cell>
        </table:table-row>
        <table:table-row table:style-name="ro1">
          <table:table-cell table:style-name="ce2" office:value-type="string" calcext:value-type="string">
            <text:p><text:span text:style-name="T1">GENERAL.</text:span>COMM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neral comments</text:p>
          </table:table-cell>
        </table:table-row>
        <table:table-row table:style-name="ro1">
          <table:table-cell table:style-name="ce2" office:value-type="string" calcext:value-type="string">
            <text:p><text:span text:style-name="T1">GENERAL.</text:span>AUTH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se first author or complete list of authors (if retrieved form pubmed). Use first,last name if experimenter</text:p>
          </table:table-cell>
        </table:table-row>
        <table:table-row table:style-name="ro1">
          <table:table-cell table:style-name="ce2" office:value-type="string" calcext:value-type="string">
            <text:p><text:span text:style-name="T1">GENERAL.</text:span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 of publication (if from pubmed) or date of protocol design / first use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EQUIPMENT.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neric name (open field, fear conditioning ...)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EQUIPMENT.MANUFACTUR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rand, company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WID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LENG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VOLU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IZE.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SH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HEIGHT_FROM_FLO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&lt;name&gt;.CLEANED_WI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WATER.OPAC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ecial case for water-based tests (may be merged with previous fields)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WATER.TEMPERATU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ecial case for water-based tests (may be merged with previous fields)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WATER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cial case for water-based tests (may be merged with previous fields)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WATER.EXPOSUR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cial case for water-based tests (may be merged with previous fields)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BEDDING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dding is a special zone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BEDDING.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dding is a special zone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DISTANCE_FROM.STIMULU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DISTANCE_FROM.ARE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name&gt; defines zones like floor, wall, nest .... The generic &lt;ARENA&gt; can be used as name for coarse description of the apparatus</text:p>
          </table:table-cell>
        </table:table-row>
        <table:table-row table:style-name="ro1">
          <table:table-cell table:style-name="ce2" office:value-type="string" calcext:value-type="string">
            <text:p><text:span text:style-name="T1">ARENA</text:span>.ZONE.ABOVE_WATER_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ecial case for platform in water maze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NOI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ise level <text:s/>(in decibel) measured from the room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IZE.LENG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dimension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IZE.WID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dimension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IZE.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dimension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IZE.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dimension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IZE.VOLU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dimension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SH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oom shape (square, rectangular) used for spatial navigation tasks using distal cues</text:p>
          </table:table-cell>
        </table:table-row>
        <table:table-row table:style-name="ro1">
          <table:table-cell table:style-name="ce2" office:value-type="string" calcext:value-type="string">
            <text:p><text:span text:style-name="T1">ROOM</text:span>.TEMPERATU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om temperature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VISIBLE.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ght source position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VISIBLE.LU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ght intensity. A special case should be designed to include the Watt of the light bulb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VISIBLE.MEASURED_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here is the light measured from (arm, platform, center...)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VISIBLE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ght color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VISIBLE.DISTANCE_FROM_ARE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istance from the arena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IR.WAVELENG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frared wavelength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IR.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ght source position</text:p>
          </table:table-cell>
        </table:table-row>
        <table:table-row table:style-name="ro1">
          <table:table-cell table:style-name="ce2" office:value-type="string" calcext:value-type="string">
            <text:p><text:span text:style-name="T1">ILLUMINATION</text:span>.IR.DISTANCE_FROM_ARE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istanc efrom arena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SINGLE_CAGE.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f the subject is single caged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AGE.DAY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ge in days of the subject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S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ubjects’ sex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GENO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notype (KO, TG <text:s/>for which gene...)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GENOTYPE.BACKGROU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ackground (C57, DBA/2 ...)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STARTING_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zone of the arena from which the subject is released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FUR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lor of the fur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PREVIOUS_EXPERIEN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ther the subject was previously tested in other behavioral tests (YES/NO)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PREVIOUS_EXPERIENCE.&lt;name&gt;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neral comment on type of tasks (free text)</text:p>
          </table:table-cell>
        </table:table-row>
        <table:table-row table:style-name="ro1">
          <table:table-cell table:style-name="ce2" office:value-type="string" calcext:value-type="string">
            <text:p><text:span text:style-name="T1">SUBJECT</text:span>.ON.ARENA.ZONE.&lt;name&gt;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the subject is held in a specific zone</text:p>
          </table:table-cell>
        </table:table-row>
        <table:table-row table:style-name="ro1">
          <table:table-cell table:style-name="ce2" office:value-type="string" calcext:value-type="string">
            <text:p><text:span text:style-name="T1">PROTOCOL</text:span>.SESSION.&lt;name&gt;.START_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y (datetime) when the session starts</text:p>
          </table:table-cell>
        </table:table-row>
        <table:table-row table:style-name="ro1">
          <table:table-cell table:style-name="ce2" office:value-type="string" calcext:value-type="string">
            <text:p><text:span text:style-name="T1">PROTOCOL</text:span>.SESSION.&lt;name&gt;.STOP_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 (daytime) when the session stops</text:p>
          </table:table-cell>
        </table:table-row>
        <table:table-row table:style-name="ro1">
          <table:table-cell table:style-name="ce2" office:value-type="string" calcext:value-type="string">
            <text:p><text:span text:style-name="T1">PROTOCOL</text:span>.SESSION.&lt;name&gt;.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ssion duration</text:p>
          </table:table-cell>
        </table:table-row>
        <table:table-row table:style-name="ro1">
          <table:table-cell table:style-name="ce2" office:value-type="string" calcext:value-type="string">
            <text:p><text:span text:style-name="T1">PROTOCOL</text:span>.SESSION.&lt;name&gt;.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al number of sessions</text:p>
          </table:table-cell>
        </table:table-row>
        <table:table-row table:style-name="ro1">
          <table:table-cell table:style-name="ce2" office:value-type="string" calcext:value-type="string">
            <text:p>PROTOCOL.SESSION.&lt;name&gt;.PER_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ssions per day</text:p>
          </table:table-cell>
        </table:table-row>
        <table:table-row table:style-name="ro1">
          <table:table-cell table:style-name="ce2" office:value-type="string" calcext:value-type="string">
            <text:p>PROTOCOL.SESSION.&lt;name&gt;.MAX_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imal duration</text:p>
          </table:table-cell>
        </table:table-row>
        <table:table-row table:style-name="ro1">
          <table:table-cell table:style-name="ce2" office:value-type="string" calcext:value-type="string">
            <text:p>PROTOCOL.BLOCK.&lt;name&gt;.DEL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ter-block delay</text:p>
          </table:table-cell>
        </table:table-row>
        <table:table-row table:style-name="ro1">
          <table:table-cell table:style-name="ce2" office:value-type="string" calcext:value-type="string">
            <text:p>PROTOCOL.BLOCK.&lt;name&gt;.PER_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blocks per day</text:p>
          </table:table-cell>
        </table:table-row>
        <table:table-row table:style-name="ro1">
          <table:table-cell table:style-name="ce2" office:value-type="string" calcext:value-type="string">
            <text:p>PROTOCOL.TRIAL.&lt;name&gt;.DURATION.MAXIM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imum duration of trial</text:p>
          </table:table-cell>
        </table:table-row>
        <table:table-row table:style-name="ro1">
          <table:table-cell table:style-name="ce2" office:value-type="string" calcext:value-type="string">
            <text:p>PROTOCOL.TRIAL.&lt;name&gt;.DURATION.MINIM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nimum duration of trial</text:p>
          </table:table-cell>
        </table:table-row>
        <table:table-row table:style-name="ro1">
          <table:table-cell table:style-name="ce2" office:value-type="string" calcext:value-type="string">
            <text:p>PROTOCOL.TRIAL.&lt;name&gt;.DURATION.REGUL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gular (i.e. fixed duration of the trial)</text:p>
          </table:table-cell>
        </table:table-row>
        <table:table-row table:style-name="ro1">
          <table:table-cell table:style-name="ce2" office:value-type="string" calcext:value-type="string">
            <text:p>PROTOCOL.TRIAL.&lt;name&gt;.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al number of trials</text:p>
          </table:table-cell>
        </table:table-row>
        <table:table-row table:style-name="ro1">
          <table:table-cell table:style-name="ce2" office:value-type="string" calcext:value-type="string">
            <text:p>PROTOCOL.TRIAL.&lt;name&gt;.PER_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rials per day</text:p>
          </table:table-cell>
        </table:table-row>
        <table:table-row table:style-name="ro1">
          <table:table-cell table:style-name="ce2" office:value-type="string" calcext:value-type="string">
            <text:p>PROTOCOL.TRIAL.&lt;name&gt;.PER_SES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rials per session</text:p>
          </table:table-cell>
        </table:table-row>
        <table:table-row table:style-name="ro1">
          <table:table-cell table:style-name="ce2" office:value-type="string" calcext:value-type="string">
            <text:p>PROTOCOL.INTER_TRIAL.DEL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ay between trials (ITI)</text:p>
          </table:table-cell>
        </table:table-row>
        <table:table-row table:style-name="ro1">
          <table:table-cell table:style-name="ce2" office:value-type="string" calcext:value-type="string">
            <text:p>PROTOCOL.INTER_SESSION.DEL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ay between sessions</text:p>
          </table:table-cell>
        </table:table-row>
        <table:table-row table:style-name="ro1">
          <table:table-cell table:style-name="ce2" office:value-type="string" calcext:value-type="string">
            <text:p>PROTOCOL.EXPOSURE_TIME.ARENA.ZONE.&lt;name&gt;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mount of time exposed to zone in the arena</text:p>
          </table:table-cell>
        </table:table-row>
        <table:table-row table:style-name="ro1">
          <table:table-cell table:style-name="ce2" office:value-type="string" calcext:value-type="string">
            <text:p>PROTOCOL.EXPOSURE_TIME.ROO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mount of time exposed to the room</text:p>
          </table:table-cell>
        </table:table-row>
        <table:table-row table:style-name="ro1">
          <table:table-cell table:style-name="ce2" office:value-type="string" calcext:value-type="string">
            <text:p>PROTOCOL.EXPOSURE_TIME.STIMUL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mount of time exposed to the stimulus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timulus size (for 2D / 3D stimuli)</text:p>
          </table:table-cell>
        </table:table-row>
        <table:table-row table:style-name="ro1">
          <table:table-cell table:style-name="ce2" office:value-type="string" calcext:value-type="string">
            <text:p>STIMULUS.&lt;.modality&gt;.&lt;name&gt;.SPATIAL_FREQUENC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atial frequency (visual stimuli)</text:p>
          </table:table-cell>
        </table:table-row>
        <table:table-row table:style-name="ro1">
          <table:table-cell table:style-name="ce2" office:value-type="string" calcext:value-type="string">
            <text:p>STIMULUS.&lt;.modality&gt;.&lt;name&gt;.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al number of stimuli</text:p>
          </table:table-cell>
        </table:table-row>
        <table:table-row table:style-name="ro1">
          <table:table-cell table:style-name="ce2" office:value-type="string" calcext:value-type="string">
            <text:p>STIMULUS.&lt;.modality&gt;.&lt;name&gt;.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mulus duration</text:p>
          </table:table-cell>
        </table:table-row>
        <table:table-row table:style-name="ro1">
          <table:table-cell table:style-name="ce2" office:value-type="string" calcext:value-type="string">
            <text:p>STIMULUS.&lt;.modality&gt;.&lt;name&gt;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style-name="ce2" office:value-type="string" calcext:value-type="string">
            <text:p>STIMULUS.&lt;.modality&gt;.&lt;name&gt;.INTENS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ensity (this depends on &lt;modality&gt;, LUX, dB ...)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INTER_STIMULUS_INTERV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SI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ON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of stimulus onset (from start of trial)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DISTANCE_FROM.[ARENA|SUBJECT|STIMULUS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timulus distance from the arena, the subject , or other stimulus)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PER_TRI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stimuli per trial</text:p>
          </table:table-cell>
        </table:table-row>
        <table:table-row table:style-name="ro1">
          <table:table-cell table:style-name="ce2" office:value-type="string" calcext:value-type="string">
            <text:p>STIMULUS.&lt;modality&gt;.&lt;name&gt;.PER_SES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stimuli per session</text:p>
          </table:table-cell>
        </table:table-row>
        <table:table-row table:style-name="ro1">
          <table:table-cell table:style-name="ce2" office:value-type="string" calcext:value-type="string">
            <text:p>VIDEO.F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rames per second used for video acquisition</text:p>
          </table:table-cell>
        </table:table-row>
        <table:table-row table:style-name="ro1">
          <table:table-cell table:style-name="ce2" office:value-type="string" calcext:value-type="string">
            <text:p>VIDEO.PIXELS_C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cale (i.e. how many pixels / centimeter)</text:p>
          </table:table-cell>
        </table:table-row>
        <table:table-row table:style-name="ro1">
          <table:table-cell table:style-name="ce2" office:value-type="string" calcext:value-type="string">
            <text:p>VIDEO.POV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int of view (top, side, bottom...)</text:p>
          </table:table-cell>
        </table:table-row>
        <table:table-row table:style-name="ro1">
          <table:table-cell table:style-name="ce2" office:value-type="string" calcext:value-type="string">
            <text:p>VIDEO.DISTANCE_FROM_SUBJEC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mera / subject distance</text:p>
          </table:table-cell>
        </table:table-row>
        <table:table-row table:style-name="ro1">
          <table:table-cell table:style-name="ce2" office:value-type="string" calcext:value-type="string">
            <text:p>VIDEO.SIZE.WID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ideo size</text:p>
          </table:table-cell>
        </table:table-row>
        <table:table-row table:style-name="ro1">
          <table:table-cell table:style-name="ce2" office:value-type="string" calcext:value-type="string">
            <text:p>VIDEO.SIZE.H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ideo size</text:p>
          </table:table-cell>
        </table:table-row>
        <table:table-row table:style-name="ro1">
          <table:table-cell table:style-name="ce2" office:value-type="string" calcext:value-type="string">
            <text:p>VIDEO.IR_FILTER_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using the IR filter to capture the video</text:p>
          </table:table-cell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ype of tracking used (manual, auto, IR ...) - TO BE REVISED</text:p>
          </table:table-cell>
        </table:table-row>
        <table:table-row table:style-name="ro1">
          <table:table-cell table:style-name="ce2" office:value-type="string" calcext:value-type="string">
            <text:p>FACILITY.LIGHT_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nset of light in the housing facility</text:p>
          </table:table-cell>
        </table:table-row>
        <table:table-row table:style-name="ro1">
          <table:table-cell table:style-name="ce2" office:value-type="string" calcext:value-type="string">
            <text:p>FACILITY.LIGHT_OF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ffset of light in the housing facility</text:p>
          </table:table-cell>
        </table:table-row>
        <table:table-row table:style-name="ro1" table:number-rows-repeated="1048480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Open field" table:style-name="ta1" table:print="false">
        <table:table-column table:style-name="co11" table:default-cell-style-name="Default"/>
        <table:table-column table:style-name="co12" table:default-cell-style-name="ce3"/>
        <table:table-column table:style-name="co5" table:number-columns-repeated="14" table:default-cell-style-name="ce15"/>
        <table:table-column table:style-name="co5" table:number-columns-repeated="12" table:default-cell-style-name="ce5"/>
        <table:table-row table:style-name="ro1">
          <table:table-cell table:style-name="ce2" office:value-type="string" calcext:value-type="string">
            <text:p><text:span text:style-name="T1">GENERAL.</text:span>PMID</text:p>
          </table:table-cell>
          <table:table-cell office:value-type="string" calcext:value-type="string">
            <text:p>int</text:p>
          </table:table-cell>
          <table:table-cell table:style-name="ce14" office:value-type="float" office:value="30088540" calcext:value-type="float">
            <text:p>3008854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<text:span text:style-name="T1">GENERAL.</text:span>COMM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<text:span text:style-name="T1">GENERAL.</text:span>AUTH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<text:span text:style-name="T1">GENERAL.</text:span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ARENA&gt;.SIZE.WIDTH</text:p>
          </table:table-cell>
          <table:table-cell office:value-type="string" calcext:value-type="string">
            <text:p>float</text:p>
          </table:table-cell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ARENA&gt;.SIZE.LENGTH</text:p>
          </table:table-cell>
          <table:table-cell office:value-type="string" calcext:value-type="string">
            <text:p>float</text:p>
          </table:table-cell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WALL&gt;.SIZE.HEIGHT</text:p>
          </table:table-cell>
          <table:table-cell office:value-type="string" calcext:value-type="string">
            <text:p>float</text:p>
          </table:table-cell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FLOOR&gt;.SIZE.AREA</text:p>
          </table:table-cell>
          <table:table-cell office:value-type="string" calcext:value-type="string">
            <text:p>float</text:p>
          </table:table-cell>
          <table:table-cell office:value-type="float" office:value="5184" calcext:value-type="float">
            <text:p>518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ARENA&gt;.SH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quare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FLOOR&gt;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WALL&gt;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ARENA&gt;.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rylic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&lt;FLOOR&gt;.CLEANED_WI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toh 5%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BEDDING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ARENA.ZONE.BEDDING.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ROOM.NOI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ROOM.TEMPERATU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VISIBLE.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VISIBLE.LUX</text:p>
          </table:table-cell>
          <table:table-cell office:value-type="string" calcext:value-type="string">
            <text:p>float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VISIBLE.MEASURED_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VISIBLE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VISIBLE.DISTANCE_FROM_ARE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IR.WAVELENG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IR.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ILLUMINATION.IR.DISTANCE_FROM_ARE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SINGLE_CAGE.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AGE.DAYS</text:p>
          </table:table-cell>
          <table:table-cell office:value-type="string" calcext:value-type="string">
            <text:p>time</text:p>
          </table:table-cell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S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GENO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β3-ARKO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GENOTYPE.BACKGROU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VB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STARTING_FRO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enter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FUR.COL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hite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PREVIOUS_EXPERIENCE</text:p>
          </table:table-cell>
          <table:table-cell office:value-type="string" calcext:value-type="string">
            <text:p>bool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UBJECT.PREVIOUS_EXPERIENCE.&lt;name&gt;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SESSION.&lt;name&gt;.START_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SESSION.&lt;name&gt;.STOP_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SESSION.&lt;name&gt;.DURATION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SESSION.&lt;name&gt;.TOTA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SESSION.&lt;name&gt;.PER_DAY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BLOCK.&lt;name&gt;.DELAY</text:p>
          </table:table-cell>
          <table:table-cell office:value-type="string" calcext:value-type="string">
            <text:p>time</text:p>
          </table:table-cell>
          <table:table-cell table:style-name="ce16"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BLOCK.&lt;name&gt;.PER_DAY</text:p>
          </table:table-cell>
          <table:table-cell office:value-type="string" calcext:value-type="string">
            <text:p>int</text:p>
          </table:table-cell>
          <table:table-cell table:style-name="ce16"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TRIAL.&lt;name&gt;.DURATION.REGULAR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TRIAL.&lt;name&gt;.TOTA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TRIAL.&lt;name&gt;.PER_DAY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TRIAL.&lt;name&gt;.PER_SESSIO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INTER_TRIAL.DELAY</text:p>
          </table:table-cell>
          <table:table-cell office:value-type="string" calcext:value-type="string">
            <text:p>time</text:p>
          </table:table-cell>
          <table:table-cell table:style-name="ce16"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INTER_SESSION.DELAY</text:p>
          </table:table-cell>
          <table:table-cell office:value-type="string" calcext:value-type="string">
            <text:p>time</text:p>
          </table:table-cell>
          <table:table-cell table:style-name="ce16" office:value-type="string" calcext:value-type="string">
            <text:p>N/A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EXPOSURE_TIME.ARENA.ZONE.&lt;name&gt;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PROTOCOL.EXPOSURE_TIME.ROOM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F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PIXELS_C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POV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bove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DISTANCE_FROM_SUBJEC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SIZE.WID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SIZE.H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IR_FILTER_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FACILITY.LIGHT_CYCLE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FACILITY.LIGHT_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FACILITY.LIGHT_OF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5" table:number-rows-repeated="1048515">
          <table:table-cell table:number-columns-repeated="28"/>
        </table:table-row>
        <table:table-row table:style-name="ro5">
          <table:table-cell table:number-columns-repeated="28"/>
        </table:table-row>
        <calcext:conditional-formats>
          <calcext:conditional-format calcext:target-range-address="'Open field'.C1:'Open field'.P1048576">
            <calcext:condition calcext:apply-style-name="Untitled1" calcext:value="=&quot;-&quot;" calcext:base-cell-address="'Open field'.C1"/>
          </calcext:conditional-format>
        </calcext:conditional-formats>
      </table:table>
      <table:table table:name="PPI" table:style-name="ta1" table:print="false"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<text:span text:style-name="T1">GENERAL.</text:span>PMID</text:p>
          </table:table-cell>
          <table:table-cell/>
          <table:table-cell table:style-name="ce8" office:value-type="float" office:value="29406270" calcext:value-type="float">
            <text:p>29406270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ENERAL.</text:span>COMMENTS</text:p>
          </table:table-cell>
          <table:table-cell/>
          <table:table-cell office:value-type="string" calcext:value-type="string">
            <text:p>Early-life Photoperiod Influences Depression-like Behavior, Prepulse Inhibition of the Acoustic Startle Response, and Hippocampal Astrogenesis in Mice.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ENERAL.</text:span>AUTH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GENERAL.</text:span>DATE</text:p>
          </table:table-cell>
          <table:table-cell office:value-type="string" calcext:value-type="string">
            <text:p>time</text:p>
          </table:table-cell>
          <table:table-cell/>
          <table:table-cell table:style-name="ce9"/>
        </table:table-row>
        <table:table-row table:style-name="ro1">
          <table:table-cell table:style-name="ce2" office:value-type="string" calcext:value-type="string">
            <text:p>ARENA.ZONE.&lt;name&gt;.SIZE.WID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anlab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LENGTH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NA.ZONE.&lt;name&gt;.SIZE.HEIGHT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NA.ZONE.&lt;name&gt;.SIZE.AREA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NA.ZONE.&lt;name&gt;.SIZE.VOLUME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NA.ZONE.&lt;name&gt;.SIZE.DIAMETER</text:p>
          </table:table-cell>
          <table:table-cell office:value-type="string" calcext:value-type="string">
            <text:p>float</text:p>
          </table:table-cell>
          <table:table-cell/>
          <table:table-cell table:style-name="ce10"/>
        </table:table-row>
        <table:table-row table:style-name="ro1">
          <table:table-cell table:style-name="ce2" office:value-type="string" calcext:value-type="string">
            <text:p>ARENA.ZONE.&lt;name&gt;.SHAPE</text:p>
          </table:table-cell>
          <table:table-cell office:value-type="string" calcext:value-type="string">
            <text:p>text</text:p>
          </table:table-cell>
          <table:table-cell/>
          <table:table-cell table:style-name="ce10"/>
        </table:table-row>
        <table:table-row table:style-name="ro1">
          <table:table-cell table:style-name="ce2" office:value-type="string" calcext:value-type="string">
            <text:p>ARENA.ZONE.&lt;name&gt;.COLOR</text:p>
          </table:table-cell>
          <table:table-cell office:value-type="string" calcext:value-type="string">
            <text:p>text</text:p>
          </table:table-cell>
          <table:table-cell/>
          <table:table-cell table:style-name="ce10"/>
        </table:table-row>
        <table:table-row table:style-name="ro1">
          <table:table-cell table:style-name="ce2" office:value-type="string" calcext:value-type="string">
            <text:p>ARENA.ZONE.&lt;name&gt;.MATERIAL</text:p>
          </table:table-cell>
          <table:table-cell office:value-type="string" calcext:value-type="string">
            <text:p>text</text:p>
          </table:table-cell>
          <table:table-cell/>
          <table:table-cell table:style-name="ce10"/>
        </table:table-row>
        <table:table-row table:style-name="ro1">
          <table:table-cell table:style-name="ce2" office:value-type="string" calcext:value-type="string">
            <text:p>ARENA.ZONE.&lt;name&gt;.HEIGHT_FROM_FLOOR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NA.ZONE.&lt;name&gt;.CLEANED_WITH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VISIBLE.FROM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VISIBLE.LUX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VISIBLE.MEASURED_FROM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VISIBLE.COL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VISIBLE.DISTANCE_FROM_ARENA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IR.WAVELENGTH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IR.FROM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LLUMINATION.IR.DISTANCE_FROM_ARENA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SINGLE_CAGE.DURATION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AGE.DAY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SEX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GENOTYP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GENOTYPE.BACKGROUN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FUR.COL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PREVIOUS_EXPERIENC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BJECT.PREVIOUS_EXPERIENCE.&lt;name&gt;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SESSION.&lt;name&gt;.START_AT</text:p>
          </table:table-cell>
          <table:table-cell office:value-type="string" calcext:value-type="string">
            <text:p>time</text:p>
          </table:table-cell>
          <table:table-cell/>
          <table:table-cell table:style-name="ce11"/>
        </table:table-row>
        <table:table-row table:style-name="ro1">
          <table:table-cell table:style-name="ce2" office:value-type="string" calcext:value-type="string">
            <text:p>PROTOCOL.SESSION.&lt;name&gt;.STOP_AT</text:p>
          </table:table-cell>
          <table:table-cell office:value-type="string" calcext:value-type="string">
            <text:p>time</text:p>
          </table:table-cell>
          <table:table-cell/>
          <table:table-cell table:style-name="ce11"/>
        </table:table-row>
        <table:table-row table:style-name="ro1">
          <table:table-cell table:style-name="ce2" office:value-type="string" calcext:value-type="string">
            <text:p>PROTOCOL.SESSION.&lt;name&gt;.DURATION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SESSION.&lt;name&gt;.TOT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SESSION.&lt;name&gt;.PER_DA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SESSION.&lt;name&gt;.MAX_DURATION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BLOCK.&lt;name&gt;.DEL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BLOCK.&lt;name&gt;.PER_DA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DURATION.MAXIMUM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DURATION.MINIMUM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DURATION.REGULAR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TOT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PER_DA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TRIAL.&lt;name&gt;.PER_SESSION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INTER_TRIAL.DEL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INTER_SESSION.DEL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EXPOSURE_TIME.ARENA.ZONE.&lt;name&gt;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EXPOSURE_TIME.ROOM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TOCOL.EXPOSURE_TIME.STIMULUS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VISUAL.SIZE.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VISUAL.SPATIAL_FREQUENCY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VISUAL.COL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AUDITORY.INTENSITY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AUDITORY.FREQUENC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MODALITY.AUDITORY.AMPLITUDE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DURATION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ONSE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DISTANCE_FROM.[ARENA|SUBJECT|STIMULUS]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COUNT.PER_TRI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COUNT.PER_SESSION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IMULUS.COUNT.TOT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FPS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PIXELS_CM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POV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DISTANCE_FROM_SUBJECT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SIZE.WIDTH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SIZE.HEIGH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IR_FILTER_ON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CILITY.LIGHT_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CILITY.LIGHT_OFF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WARD.&lt;name&gt;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 table:number-rows-repeated="1048483">
          <table:table-cell table:number-columns-repeated="4"/>
        </table:table-row>
        <table:table-row table:style-name="ro4" table:number-rows-repeated="1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marble_burying" table:style-name="ta1" table:print="false">
        <table:table-column table:style-name="co8" table:default-cell-style-name="Default"/>
        <table:table-column table:style-name="co12" table:default-cell-style-name="ce3"/>
        <table:table-column table:style-name="co5" table:default-cell-style-name="Default"/>
        <table:table-row table:style-name="ro1">
          <table:table-cell table:style-name="ce2" office:value-type="string" calcext:value-type="string">
            <text:p><text:span text:style-name="T1">GENERAL.</text:span>PMID</text:p>
          </table:table-cell>
          <table:table-cell office:value-type="string" calcext:value-type="string">
            <text:p>text</text:p>
          </table:table-cell>
          <table:table-cell office:value-type="float" office:value="30658114" calcext:value-type="float">
            <text:p>30658114</text:p>
          </table:table-cell>
        </table:table-row>
        <table:table-row table:style-name="ro1">
          <table:table-cell table:style-name="ce2" office:value-type="string" calcext:value-type="string">
            <text:p><text:span text:style-name="T1">GENERAL.</text:span>COMMENT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ENERAL.</text:span>AUTH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GENERAL.</text:span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ARENA.EQUIPMENT.MANUFACTURE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WIDTH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LENGTH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HEIGH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ARE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VOLUM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IZE.DIAMETER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SHA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MATERI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HEIGHT_FROM_FLOOR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&lt;name&gt;.CLEANED_WITH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WATER.OPACIT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WATER.TEMPERATUR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WATER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WATER.EXPOSURE_TIM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BEDDING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BEDDING.MATERIAL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DISTANCE_FROM.STIMULU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DISTANCE_FROM.AREN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ARENA.ZONE.ABOVE_WATER_HEIGH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NOIS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IZE.LENGTH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IZE.WIDTH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IZE.HEIGH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IZE.ARE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IZE.VOLUM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ROOM.SHA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ROOM.TEMPERATUR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VISIBLE.FRO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VISIBLE.LUX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VISIBLE.MEASURED_FRO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VISIBLE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VISIBLE.DISTANCE_FROM_AREN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IR.WAVELENGTH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IR.FRO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ILLUMINATION.IR.DISTANCE_FROM_ARENA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SINGLE_CAGE.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AGE.DAY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SEX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GENO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GENOTYPE.BACKGROUND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STARTING_FRO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FUR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PREVIOUS_EXPERIENCE</text:p>
          </table:table-cell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PREVIOUS_EXPERIENCE.&lt;name&gt;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UBJECT.ON.ARENA.ZONE.&lt;name&gt;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START_AT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STOP_AT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TOT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PER_DA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SESSION.&lt;name&gt;.MAX_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BLOCK.&lt;name&gt;.DELA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BLOCK.&lt;name&gt;.PER_DA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DURATION.MAXIMUM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DURATION.MINIMUM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DURATION.REGULA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TOT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PER_DA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TRIAL.&lt;name&gt;.PER_SESS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INTER_TRIAL.DELA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INTER_SESSION.DELA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EXPOSURE_TIME.ARENA.ZONE.&lt;name&gt;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EXPOSURE_TIME.ROOM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PROTOCOL.EXPOSURE_TIME.STIMULUS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SIZ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.modality&gt;.&lt;name&gt;.SPATIAL_FREQUENC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.modality&gt;.&lt;name&gt;.TOT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.modality&gt;.&lt;name&gt;.DU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.modality&gt;.&lt;name&gt;.COLO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.modality&gt;.&lt;name&gt;.INTENSIT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INTER_STIMULUS_INTERVAL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ONSET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DISTANCE_FROM.[ARENA|SUBJECT|STIMULUS]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PER_TRI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STIMULUS.&lt;modality&gt;.&lt;name&gt;.PER_SESS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FP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PIXELS_CM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POV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DISTANCE_FROM_SUBJEC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SIZE.WIDTH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SIZE.HEIGH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IR_FILTER_ON</text:p>
          </table:table-cell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VIDEO.TRACKIN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FACILITY.LIGHT_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2" office:value-type="string" calcext:value-type="string">
            <text:p>FACILITY.LIGHT_OFF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 table:number-rows-repeated="1048480">
          <table:table-cell table:number-columns-repeated="3"/>
        </table:table-row>
        <table:table-row table:style-name="ro4" table:number-rows-repeated="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420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0:27:40.903553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eonardo Restivo</meta:initial-creator>
    <meta:creation-date>2018-12-13T10:28:19</meta:creation-date>
    <dc:date>2019-11-19T11:06:09.586716293</dc:date>
    <meta:editing-duration>P1DT5H16M28S</meta:editing-duration>
    <meta:editing-cycles>57</meta:editing-cycles>
    <meta:generator>LibreOffice/6.3.2.2$MacOSX_X86_64 LibreOffice_project/98b30e735bda24bc04ab42594c85f7fd8be07b9c</meta:generator>
    <meta:document-statistic meta:table-count="5" meta:cell-count="1166" meta:object-count="0"/>
  </office:meta>
</office:document-meta>
</file>